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1ac0a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34c6e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6c600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82c50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83505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a147e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f797e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1856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83505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a147e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52525" style:font-name="sans-serif" fo:font-size="10.5pt" fo:letter-spacing="normal" fo:font-style="normal" style:text-underline-style="none" fo:font-weight="bold" officeooo:rsid="00183505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52525" style:font-name="sans-serif" fo:font-size="10.5pt" fo:letter-spacing="normal" fo:font-style="normal" style:text-underline-style="none" fo:font-weight="bold" officeooo:rsid="001a147e" style:font-size-asian="10.5pt" style:font-weight-asian="normal" style:font-size-complex="12pt" style:font-weight-complex="normal"/>
    </style:style>
    <style:style style:name="T9" style:family="text">
      <style:text-properties officeooo:rsid="000f79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de projet d'ALGAV</text:p>
      <text:p text:style-name="P1"/>
      <text:p text:style-name="P4">Equipe : SRIKANTHAN Vanessa et LENOIR Boris</text:p>
      <text:p text:style-name="P4"/>
      <text:p text:style-name="P9">I / Présentation</text:p>
      <text:p text:style-name="P8"/>
      <text:p text:style-name="P5">1) Patricia-Tries</text:p>
      <text:p text:style-name="P5"/>
      <text:p text:style-name="P3">1 – Nous avons décidé de choisir le caractère « espace » (caractère n°32 du tableau ASCII), pour indiquer la fin d'un mot. </text:p>
      <text:p text:style-name="P3"/>
      <text:p text:style-name="P9">II / Fonctions avancées</text:p>
      <text:p text:style-name="P9"/>
      <text:p text:style-name="P6">3) Fonctions complexes</text:p>
      <text:p text:style-name="P6"/>
      <text:p text:style-name="P2">7 -</text:p>
      <text:p text:style-name="P2"/>
      <text:p text:style-name="P2">9 - </text:p>
      <text:p text:style-name="P2"/>
      <text:p text:style-name="P6">4) Complexités</text:p>
      <text:p text:style-name="P6"/>
      <text:p text:style-name="P2">10 – Hybrid Tries :</text:p>
      <text:p text:style-name="P2"><text:tab/>Soi<text:span text:style-name="T9">en</text:span>t n le nombre de nœud dans l'hybrid trie, <text:span text:style-name="T9">L la longueur du mot et a la taille de l'alphabet.</text:span></text:p>
      <text:list xml:id="list5621502173051920274" text:style-name="L1">
        <text:list-item>
          <text:p text:style-name="P10"><text:span text:style-name="T1">Recherche →en nombre de comparaisons de caractères </text:span><text:span text:style-name="T6">θ</text:span><text:span text:style-name="T1">(</text:span><text:span text:style-name="T2">L*a</text:span><text:span text:style-name="T1">).</text:span></text:p>
        </text:list-item>
        <text:list-item>
          <text:p text:style-name="P10"><text:span text:style-name="T1">ComptageMots → en nombre de comparaisons d</text:span><text:span text:style-name="T3">'entiers/de pointeurs vers nill</text:span><text:span text:style-name="T1"> </text:span><text:span text:style-name="T6">θ</text:span><text:span text:style-name="T1">(n).</text:span></text:p>
        </text:list-item>
        <text:list-item>
          <text:p text:style-name="P11"><text:span text:style-name="T1">ListeMots → en nombre de comparaisons d</text:span><text:span text:style-name="T3">'entiers/de pointeurs vers nill</text:span><text:span text:style-name="T1"> </text:span><text:span text:style-name="T6">θ</text:span><text:span text:style-name="T1">(n) .</text:span></text:p>
        </text:list-item>
        <text:list-item>
          <text:p text:style-name="P12"><text:span text:style-name="T1">ComptageNil → en nombre de comparaisons </text:span><text:span text:style-name="T3">de pointeurs vers nill</text:span><text:span text:style-name="T1"> </text:span><text:span text:style-name="T6">θ</text:span><text:span text:style-name="T1">(n).</text:span></text:p>
        </text:list-item>
        <text:list-item>
          <text:p text:style-name="P13"><text:span text:style-name="T1">Hauteur → en nombre de comparaisons </text:span><text:span text:style-name="T3">de pointeurs vers nill</text:span><text:span text:style-name="T1"> </text:span><text:span text:style-name="T6">θ</text:span><text:span text:style-name="T1">(n).</text:span></text:p>
        </text:list-item>
        <text:list-item>
          <text:p text:style-name="P14"><text:span text:style-name="T1">ProfondeurMoyenne → en nombre de comparaisons </text:span><text:span text:style-name="T3">de pointeurs vers nill</text:span><text:span text:style-name="T1"> </text:span><text:span text:style-name="T6">θ</text:span><text:span text:style-name="T1">(n).</text:span></text:p>
        </text:list-item>
        <text:list-item>
          <text:p text:style-name="P15"><text:span text:style-name="T1">Prefixe → </text:span><text:span text:style-name="T4">complexité Recherche + ComptageMots → en nombre de comparaisons d</text:span><text:span text:style-name="T3">'entiers/de pointeurs vers nill</text:span><text:span text:style-name="T4"> </text:span><text:span text:style-name="T7">θ</text:span><text:span text:style-name="T4">(n).</text:span></text:p>
        </text:list-item>
        <text:list-item>
          <text:p text:style-name="P16"><text:span text:style-name="T1">Suppression → </text:span><text:span text:style-name="T5">deux fois complexité de Recherche → en nombre de comparaisons de caractères </text:span><text:span text:style-name="T8">θ</text:span><text:span text:style-name="T5">(</text:span><text:span text:style-name="T2">L*a</text:span><text:span text:style-name="T5">).</text:span></text:p>
        </text:list-item>
        <text:list-item>
          <text:p text:style-name="P17">ConverstionHtoP → </text:p>
        </text:list-item>
        <text:list-item>
          <text:p text:style-name="P17">ajoutEquilibrage → </text:p>
        </text:list-item>
      </text:list>
      <text:p text:style-name="P2"><text:line-break/>Patricia-Tries :<text:line-break/>Soit n le nombre de nœuds dans le Patricia-Trie.</text:p>
      <text:list xml:id="list121737127873815" text:continue-numbering="true" text:style-name="L1">
        <text:list-item>
          <text:p text:style-name="P10"><text:span text:style-name="T1">Recherche → en nombre de comparaisons de caractères </text:span><text:span text:style-name="T6">θ</text:span><text:span text:style-name="T1">(log(n)) <text:s/>(hauteur de l'arbre).</text:span></text:p>
        </text:list-item>
        <text:list-item>
          <text:p text:style-name="P10"><text:span text:style-name="T1">ComptageMots → en nombre de comparaisons de nœuds </text:span><text:span text:style-name="T6">θ</text:span><text:span text:style-name="T1">(n).</text:span></text:p>
        </text:list-item>
        <text:list-item>
          <text:p text:style-name="P17">ListeMots → </text:p>
        </text:list-item>
        <text:list-item>
          <text:p text:style-name="P10"><text:span text:style-name="T1">ComptageNil → en nombre de comparaisons de nœuds <text:s/></text:span><text:span text:style-name="T6">θ</text:span><text:span text:style-name="T1">(n).</text:span></text:p>
        </text:list-item>
        <text:list-item>
          <text:p text:style-name="P10"><text:span text:style-name="T1">Hauteur → en nombre de comparaisons de nœuds </text:span><text:span text:style-name="T6">θ</text:span><text:span text:style-name="T1">(n).</text:span></text:p>
        </text:list-item>
        <text:list-item>
          <text:p text:style-name="P10"><text:span text:style-name="T1">ProfondeurMoyenne → en nombre de comparaisons de nœuds </text:span><text:span text:style-name="T6">θ</text:span><text:span text:style-name="T1">(n).</text:span></text:p>
        </text:list-item>
        <text:list-item>
          <text:p text:style-name="P10"><text:span text:style-name="T1">Prefixe → en nombre de comparaisons de nœuds </text:span><text:span text:style-name="T6">θ</text:span><text:span text:style-name="T1">(log(n)).</text:span></text:p>
        </text:list-item>
        <text:list-item>
          <text:p text:style-name="P10"><text:span text:style-name="T1">Suppression → en nombre de comparaisons de caractères </text:span><text:span text:style-name="T6">θ</text:span><text:span text:style-name="T1">(log(n)).<text:line-break/></text:span></text:p>
        </text:list-item>
      </text:list>
      <text:p text:style-name="P2"><text:tab/></text:p>
      <text:p text:style-name="P2"><text:soft-page-break/></text:p>
      <text:p text:style-name="P6">4) Etude expérimentale</text:p>
      <text:p text:style-name="P6"/>
      <text:p text:style-name="P2">12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IR </meta:initial-creator>
    <meta:creation-date>2016-12-02T15:40:42.875630109</meta:creation-date>
    <meta:generator>LibreOffice/4.3.3.2$Linux_X86_64 LibreOffice_project/430m0$Build-2</meta:generator>
    <dc:date>2016-12-06T12:17:35.173850087</dc:date>
    <meta:editing-duration>PT1H12M32S</meta:editing-duration>
    <meta:editing-cycles>18</meta:editing-cycles>
    <dc:creator>LENOIR </dc:creator>
    <meta:document-statistic meta:table-count="0" meta:image-count="0" meta:object-count="0" meta:page-count="2" meta:paragraph-count="34" meta:word-count="276" meta:character-count="1620" meta:non-whitespace-character-count="1382"/>
  </office:meta>
</office:document-meta>
</file>